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style:font-name="courier new" fo:font-size="9pt"/>
    </style:style>
    <style:style style:name="T3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Square String?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8">A string is called <text:span text:style-name="T1">square</text:span> if it is some string written twice in a row. For example, the strings "<text:span text:style-name="T2">aa</text:span>", "<text:span text:style-name="T2">abcabc</text:span>", "<text:span text:style-name="T2">abab</text:span>" and "<text:span text:style-name="T2">baabaa</text:span>" are square. But the strings "<text:span text:style-name="T2">aaa</text:span>", "<text:span text:style-name="T2">abaaab</text:span>" and "<text:span text:style-name="T2">abcdabc</text:span>" are not square.</text:p>
      <text:p text:style-name="P7">For a given string <text:bookmark text:name="MathJax-Element-1-Frame"/><text:bookmark text:name="MathJax-Span-1"/><text:bookmark text:name="MathJax-Span-2"/><text:bookmark text:name="MathJax-Span-3"/><text:span text:style-name="T3">s</text:span><text:span text:style-name="T4">�</text:span> determine if it is square.</text:p>
      <text:p text:style-name="P11">Input</text:p>
      <text:p text:style-name="P7">The first line of input data contains an integer <text:bookmark text:name="MathJax-Element-2-Frame"/><text:bookmark text:name="MathJax-Span-4"/><text:bookmark text:name="MathJax-Span-5"/><text:bookmark text:name="MathJax-Span-6"/><text:span text:style-name="T3">t</text:span><text:span text:style-name="T4">�</text:span> (<text:bookmark text:name="MathJax-Element-3-Frame"/><text:bookmark text:name="MathJax-Span-7"/><text:bookmark text:name="MathJax-Span-8"/><text:bookmark text:name="MathJax-Span-9"/><text:span text:style-name="T5">1</text:span><text:bookmark text:name="MathJax-Span-10"/><text:span text:style-name="T6">≤</text:span><text:bookmark text:name="MathJax-Span-11"/><text:span text:style-name="T3">t</text:span><text:bookmark text:name="MathJax-Span-12"/><text:span text:style-name="T6">≤</text:span><text:bookmark text:name="MathJax-Span-13"/><text:span text:style-name="T5">100</text:span><text:span text:style-name="T4">1≤�≤100</text:span>) —the number of test cases.</text:p>
      <text:p text:style-name="P7">This is followed by <text:bookmark text:name="MathJax-Element-4-Frame"/><text:bookmark text:name="MathJax-Span-14"/><text:bookmark text:name="MathJax-Span-15"/><text:bookmark text:name="MathJax-Span-16"/><text:span text:style-name="T3">t</text:span><text:span text:style-name="T4">�</text:span> lines, each containing a description of one test case. The given strings consist only of lowercase Latin letters and have lengths between <text:bookmark text:name="MathJax-Element-5-Frame"/><text:bookmark text:name="MathJax-Span-17"/><text:bookmark text:name="MathJax-Span-18"/><text:bookmark text:name="MathJax-Span-19"/><text:span text:style-name="T5">1</text:span><text:span text:style-name="T4">1</text:span> and <text:bookmark text:name="MathJax-Element-6-Frame"/><text:bookmark text:name="MathJax-Span-20"/><text:bookmark text:name="MathJax-Span-21"/><text:bookmark text:name="MathJax-Span-22"/><text:span text:style-name="T5">100</text:span><text:span text:style-name="T4">100</text:span> inclusive.</text:p>
      <text:p text:style-name="P11">Output</text:p>
      <text:p text:style-name="P8">For each test case, output on a separate line:</text:p>
      <text:list xml:id="list2621611687" text:style-name="L1">
        <text:list-item>
          <text:p text:style-name="P9"><text:span text:style-name="T2">YES</text:span> if the string in the corresponding test case is square,</text:p>
        </text:list-item>
        <text:list-item>
          <text:p text:style-name="P9"><text:span text:style-name="T2">NO</text:span> otherwise.</text:p>
        </text:list-item>
      </text:list>
      <text:p text:style-name="P8">You can output <text:span text:style-name="T2">YES</text:span> and <text:span text:style-name="T2">NO</text:span> in any case (for example, strings <text:span text:style-name="T2">yEs</text:span>, <text:span text:style-name="T2">yes</text:span>, <text:span text:style-name="T2">Yes</text:span> and <text:span text:style-name="T2">YES</text:span> will be recognized as a positive response).</text:p>
      <text:p text:style-name="P10">Example</text:p>
      <text:p text:style-name="P12">input</text:p>
      <text:section text:style-name="Sect1" text:name="id003023514065245563">
        <text:p text:style-name="P13">Copy</text:p>
      </text:section>
      <text:p text:style-name="P1"><text:bookmark text:name="id007820788836327814"/>10</text:p>
      <text:p text:style-name="P2">a</text:p>
      <text:p text:style-name="P2">aa</text:p>
      <text:p text:style-name="P2">aaa</text:p>
      <text:p text:style-name="P2">aaaa</text:p>
      <text:p text:style-name="P2">abab</text:p>
      <text:p text:style-name="P2">abcabc</text:p>
      <text:p text:style-name="P2">abacaba</text:p>
      <text:p text:style-name="P2">xxyy</text:p>
      <text:p text:style-name="P2">xyyx</text:p>
      <text:p text:style-name="P2">xyxy</text:p>
      <text:p text:style-name="P12">output</text:p>
      <text:section text:style-name="Sect1" text:name="id00996496420843056">
        <text:p text:style-name="P13">Copy</text:p>
      </text:section>
      <text:p text:style-name="P1"><text:bookmark text:name="id0041970228316755165"/>NO</text:p>
      <text:p text:style-name="P2">YES</text:p>
      <text:p text:style-name="P2">NO</text:p>
      <text:p text:style-name="P2">YES</text:p>
      <text:p text:style-name="P2">YES</text:p>
      <text:p text:style-name="P2">YES</text:p>
      <text:p text:style-name="P2">NO</text:p>
      <text:p text:style-name="P2">NO</text:p>
      <text:p text:style-name="P2">NO</text:p>
      <text:p text:style-name="P2">YE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19:53:40.687000000</dc:date>
    <meta:editing-duration>PT11S</meta:editing-duration>
    <meta:editing-cycles>1</meta:editing-cycles>
    <meta:document-statistic meta:table-count="0" meta:image-count="0" meta:object-count="0" meta:page-count="1" meta:paragraph-count="45" meta:word-count="190" meta:character-count="999" meta:non-whitespace-character-count="856"/>
    <meta:generator>LibreOffice/7.2.2.2$Windows_X86_64 LibreOffice_project/02b2acce88a210515b4a5bb2e46cbfb63fe97d56</meta:generator>
  </office:meta>
</office:document-meta>
</file>